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08000000083117E28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4d5d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e2c5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solid" draw:fill-color="#c0e2c5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ffffff" draw:fill-gradient-name="Gradient_20_1" draw:fill-image-name="Empty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Alapértelmezett">
        <draw:custom-shape draw:style-name="gr1" draw:text-style-name="P1" xml:id="id7" draw:id="id7" draw:layer="layout" svg:width="7.1cm" svg:height="2cm" svg:x="7.4cm" svg:y="3cm">
          <text:p text:style-name="P1">&lt;&lt; Abstract Class &gt;&gt;</text:p>
          <text:p text:style-name="P1">AbstractDialog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8cm" svg:height="2cm" svg:x="2cm" svg:y="7cm">
          <text:p text:style-name="P1">&lt;&lt; Class &gt;&gt;</text:p>
          <text:p text:style-name="P1">StartWorkflowDialog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8cm" svg:height="2.1cm" svg:x="2cm" svg:y="10cm">
          <text:p text:style-name="P1">&lt;&lt; Class &gt;&gt;</text:p>
          <text:p text:style-name="P1">WorkflowNodesDialog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8cm" svg:height="2.1cm" svg:x="2cm" svg:y="13cm">
          <text:p text:style-name="P1">&lt;&lt; Class &gt;&gt;</text:p>
          <text:p text:style-name="P1">WorkflowProcessesDialog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8cm" svg:height="2.1cm" svg:x="2cm" svg:y="16cm">
          <text:p text:style-name="P1">&lt;&lt; Class &gt;&gt;</text:p>
          <text:p text:style-name="P1">WorkflowTasksDialog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cm" svg:height="2cm" svg:x="14cm" svg:y="7cm">
          <text:p text:style-name="P1">&lt;&lt; Class &gt;&gt;</text:p>
          <text:p text:style-name="P1">JbpmWorkflowImpl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9cm" svg:height="2cm" svg:x="11cm" svg:y="13cm">
          <text:p text:style-name="P1">&lt;&lt; Class &gt;&gt;</text:p>
          <text:p text:style-name="P1">JbpmWorkflowProcessesImp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cm" svg:y1="8cm" svg:x2="10cm" svg:y2="8cm" draw:start-shape="id1" draw:start-glue-point="3" draw:end-shape="id2" draw:end-glue-point="1" svg:d="m14000 8000h-4000">
          <text:p/>
        </draw:connector>
        <draw:connector draw:style-name="gr3" draw:text-style-name="P1" draw:layer="layout" draw:line-skew="-0.299cm" svg:x1="15.5cm" svg:y1="13cm" svg:x2="6cm" svg:y2="10cm" draw:start-shape="id3" draw:start-glue-point="0" draw:end-shape="id4" draw:end-glue-point="0" svg:d="m15500 13000v-3800h-9500v800">
          <text:p/>
        </draw:connector>
        <draw:connector draw:style-name="gr3" draw:text-style-name="P1" draw:layer="layout" draw:line-skew="0.399cm" svg:x1="15.5cm" svg:y1="15cm" svg:x2="6cm" svg:y2="18.1cm" draw:start-shape="id3" draw:start-glue-point="2" draw:end-shape="id5" draw:end-glue-point="2" svg:d="m15500 15000v4000h-9500v-900">
          <text:p/>
        </draw:connector>
        <draw:line draw:style-name="gr4" draw:text-style-name="P1" draw:layer="layout" svg:x1="11cm" svg:y1="19.2cm" svg:x2="11.5cm" svg:y2="19.2cm">
          <text:p/>
        </draw:line>
        <draw:connector draw:style-name="gr3" draw:text-style-name="P1" draw:layer="layout" draw:line-skew="-0.199cm" svg:x1="15.5cm" svg:y1="13cm" svg:x2="6cm" svg:y2="13cm" draw:start-shape="id3" draw:start-glue-point="0" draw:end-shape="id6" draw:end-glue-point="0" svg:d="m15500 13000v-700h-9500v700">
          <text:p/>
        </draw:connector>
        <draw:connector draw:style-name="gr5" draw:text-style-name="P1" draw:layer="layout" svg:x1="10cm" svg:y1="17.05cm" svg:x2="10.95cm" svg:y2="5cm" draw:start-shape="id5" draw:start-glue-point="1" draw:end-shape="id7" draw:end-glue-point="2" svg:d="m10000 17050h950v-12050">
          <text:p/>
        </draw:connector>
        <draw:connector draw:style-name="gr5" draw:text-style-name="P1" draw:layer="layout" svg:x1="10cm" svg:y1="14.05cm" svg:x2="10.95cm" svg:y2="5cm" draw:start-shape="id6" draw:start-glue-point="1" draw:end-shape="id7" svg:d="m10000 14050h950v-9050">
          <text:p/>
        </draw:connector>
        <draw:connector draw:style-name="gr5" draw:text-style-name="P1" draw:layer="layout" svg:x1="10cm" svg:y1="11.05cm" svg:x2="10.95cm" svg:y2="5cm" draw:start-shape="id4" draw:start-glue-point="1" draw:end-shape="id7" svg:d="m10000 11050h950v-6050">
          <text:p/>
        </draw:connector>
        <draw:connector draw:style-name="gr5" draw:text-style-name="P1" draw:layer="layout" svg:x1="6cm" svg:y1="7cm" svg:x2="10.95cm" svg:y2="5cm" draw:start-shape="id2" draw:start-glue-point="0" draw:end-shape="id7" draw:end-glue-point="2" svg:d="m6000 7000v-1000h4950v-1000">
          <text:p/>
        </draw:connector>
        <draw:custom-shape draw:style-name="gr6" draw:text-style-name="P1" draw:layer="layout" svg:width="0.3cm" svg:height="0.4cm" svg:x="10.8cm" svg:y="5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Empty" xlink:href="Pictures/1000000000000008000000083117E283.png" xlink:type="simple" xlink:show="embed" xlink:actuate="onLoad"/>
    <draw:marker draw:name="Arrow" svg:viewBox="0 0 20 30" svg:d="m10 0-10 30h20z"/>
    <draw:marker draw:name="Inheritance" svg:viewBox="0 0 40 30" svg:d="m20 5-16 23h32l-16-23v-5l-20 30h40l-20-3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2-02T13:36:18</dc:date>
    <meta:editing-duration>PT59M9S</meta:editing-duration>
    <meta:editing-cycles>28</meta:editing-cycles>
    <meta:generator>LibreOffice/3.4$Unix LibreOffice_project/340m1$Build-302</meta:generator>
    <meta:document-statistic meta:object-count="17"/>
  </office:meta>
</office:document-meta>
</file>